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19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55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3.097cm"/>
    </style:style>
    <style:style style:name="co10" style:family="table-column">
      <style:table-column-properties fo:break-before="auto" style:column-width="3.062cm"/>
    </style:style>
    <style:style style:name="co11" style:family="table-column">
      <style:table-column-properties fo:break-before="auto" style:column-width="4.969cm"/>
    </style:style>
    <style:style style:name="co12" style:family="table-column">
      <style:table-column-properties fo:break-before="auto" style:column-width="1.616cm"/>
    </style:style>
    <style:style style:name="co13" style:family="table-column">
      <style:table-column-properties fo:break-before="auto" style:column-width="4.373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2.773cm"/>
    </style:style>
    <style:style style:name="co17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ext-properties fo:color="#00a933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a933"/>
    </style:style>
    <style:style style:name="ce31" style:family="table-cell" style:parent-style-name="Default">
      <style:text-properties fo:color="#ffbf00"/>
    </style:style>
    <style:style style:name="ce32" style:family="table-cell" style:parent-style-name="Default">
      <style:text-properties fo:color="#ff4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table:formula="of:=[.F12]-20" office:value-type="float" office:value="430" calcext:value-type="float">
            <text:p>430</text:p>
          </table:table-cell>
          <table:table-cell/>
          <table:table-cell office:value-type="string" calcext:value-type="string">
            <text:p>N1</text:p>
          </table:table-cell>
          <table:table-cell table:formula="of:=ROUND([.G2]/[.D2];1)" office:value-type="float" office:value="11.7" calcext:value-type="float">
            <text:p>11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[.D1]/3/[.B6]*100/[.F7]" office:value-type="float" office:value="42.6587301587302" calcext:value-type="float">
            <text:p>42,6587301587302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total</text:p>
          </table:table-cell>
          <table:table-cell table:formula="of:=[.D2]*3" office:value-type="float" office:value="127.97619047619" calcext:value-type="float">
            <text:p>127,9761904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at</text:p>
          </table:table-cell>
          <table:table-cell office:value-type="string" calcext:value-type="string">
            <text:p>V_uv1</text:p>
          </table:table-cell>
          <table:table-cell office:value-type="string" calcext:value-type="string">
            <text:p>VPP_uv1</text:p>
          </table:table-cell>
          <table:table-cell office:value-type="string" calcext:value-type="string">
            <text:p>V_uv</text:p>
          </table:table-cell>
          <table:table-cell table:number-columns-repeated="3"/>
          <table:table-cell office:value-type="string" calcext:value-type="string">
            <text:p>I,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in</text:p>
          </table:table-cell>
          <table:table-cell office:value-type="float" office:value="3.6" calcext:value-type="float">
            <text:p>3,6</text:p>
          </table:table-cell>
          <table:table-cell table:formula="of:=ROUND([.D2]*[.B5];0)" office:value-type="float" office:value="154" calcext:value-type="float">
            <text:p>154</text:p>
          </table:table-cell>
          <table:table-cell table:style-name="ce27" table:formula="of:=[.C5]*2" office:value-type="float" office:value="308" calcext:value-type="float">
            <text:p>308</text:p>
          </table:table-cell>
          <table:table-cell table:style-name="ce5" table:formula="of:=[.C5]*3" office:value-type="float" office:value="462" calcext:value-type="float">
            <text:p>462</text:p>
          </table:table-cell>
          <table:table-cell/>
          <table:table-cell office:value-type="string" calcext:value-type="string">
            <text:p>ATMEGA328, idle</text:p>
          </table:table-cell>
          <table:table-cell/>
          <table:table-cell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ax</text:p>
          </table:table-cell>
          <table:table-cell office:value-type="float" office:value="4.2" calcext:value-type="float">
            <text:p>4,2</text:p>
          </table:table-cell>
          <table:table-cell table:formula="of:=ROUND([.D2]*[.B6];0)" office:value-type="float" office:value="179" calcext:value-type="float">
            <text:p>179</text:p>
          </table:table-cell>
          <table:table-cell table:style-name="ce27" table:formula="of:=[.C6]*2" office:value-type="float" office:value="358" calcext:value-type="float">
            <text:p>358</text:p>
          </table:table-cell>
          <table:table-cell table:style-name="ce5" table:formula="of:=[.C6]*3" office:value-type="float" office:value="537" calcext:value-type="float">
            <text:p>537</text:p>
          </table:table-cell>
          <table:table-cell/>
          <table:table-cell office:value-type="string" calcext:value-type="string">
            <text:p>ATMEGA328, extstb</text:p>
          </table:table-cell>
          <table:table-cell/>
          <table:table-cell table:formula="of:=0.5*1.2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, current, mA/hour</text:p>
          </table:table-cell>
          <table:table-cell table:style-name="ce27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BAT2UVef, %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BT11A::</text:span>Iimp</text:p>
          </table:table-cell>
          <table:table-cell table:formula="of:=11/1000000" office:value-type="float" office:value="0.000011" calcext:value-type="float">
            <text:p>0,000011</text:p>
          </table:table-cell>
          <table:table-cell/>
          <table:table-cell table:style-name="ce27" office:value-type="string" calcext:value-type="string">
            <text:p>Duv, Irm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string" calcext:value-type="string">
            <text:p>uA</text:p>
          </table:table-cell>
          <table:table-cell table:style-name="ce27" table:formula="of:=[.E9]/1000000" office:value-type="float" office:value="0.0000001" calcext:value-type="float">
            <text:p>0,0000001</text:p>
          </table:table-cell>
          <table:table-cell table:style-name="ce27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T11A::imp*mkR</text:p>
          </table:table-cell>
          <table:table-cell table:formula="of:=4*50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SBT11A::</text:span>Timp</text:p>
          </table:table-cell>
          <table:table-cell table:style-name="ce2" table:formula="of:=90/1000000" office:value-type="float" office:value="0.00009" calcext:value-type="float">
            <text:p>0,00009</text:p>
          </table:table-cell>
          <table:table-cell table:style-name="ce27"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T11A::Vuv</text:p>
          </table:table-cell>
          <table:table-cell office:value-type="string" calcext:value-type="string">
            <text:p>min: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max: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Vuv, mA</text:p>
          </table:table-cell>
          <table:table-cell office:value-type="string" calcext:value-type="string">
            <text:p>Vbat, mA</text:p>
          </table:table-cell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4]/60/60" office:value-type="float" office:value="1.11111111111111" calcext:value-type="float">
            <text:p>1,11111111111111</text:p>
          </table:table-cell>
          <table:table-cell/>
          <table:table-cell office:value-type="string" calcext:value-type="string">
            <text:p>Isec</text:p>
          </table:table-cell>
          <table:table-cell table:formula="of:=[.E14]*[.B11]*[.B9] + [.G9]" office:value-type="float" office:value="0.0000001011" calcext:value-type="float">
            <text:p>0,0000001011</text:p>
          </table:table-cell>
          <table:table-cell/>
          <table:table-cell office:value-type="string" calcext:value-type="string">
            <text:p>Ihr</text:p>
          </table:table-cell>
          <table:table-cell table:formula="of:=[.H14]*60*60*1000" office:value-type="float" office:value="0.36396" calcext:value-type="float">
            <text:p>0,36396</text:p>
          </table:table-cell>
          <table:table-cell table:formula="of:=[.K14]*[.D1]/[.B6]" office:value-type="float" office:value="37.2625714285714" calcext:value-type="float">
            <text:p>37,2625714285714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5]/60/60" office:value-type="float" office:value="5.55555555555556" calcext:value-type="float">
            <text:p>5,55555555555556</text:p>
          </table:table-cell>
          <table:table-cell/>
          <table:table-cell office:value-type="string" calcext:value-type="string">
            <text:p>Isec</text:p>
          </table:table-cell>
          <table:table-cell table:formula="of:=[.E15]*[.B11]*[.B9] + [.G9]" office:value-type="float" office:value="0.0000001055" calcext:value-type="float">
            <text:p>0,0000001055</text:p>
          </table:table-cell>
          <table:table-cell/>
          <table:table-cell office:value-type="string" calcext:value-type="string">
            <text:p>Ihr</text:p>
          </table:table-cell>
          <table:table-cell table:formula="of:=[.H15]*60*60*1000" office:value-type="float" office:value="0.3798" calcext:value-type="float">
            <text:p>0,3798</text:p>
          </table:table-cell>
          <table:table-cell table:formula="of:=[.K15]*[.D1]/[.B6]" office:value-type="float" office:value="38.8842857142857" calcext:value-type="float">
            <text:p>38,884285714285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v, uF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time, sec, Rmin</text:p>
          </table:table-cell>
          <table:table-cell table:style-name="ce27" office:value-type="string" calcext:value-type="string">
            <text:p>time, mn, Rmin</text:p>
          </table:table-cell>
          <table:table-cell table:style-name="ce27" office:value-type="string" calcext:value-type="string">
            <text:p>IMP, Rmin</text:p>
          </table:table-cell>
          <table:table-cell table:number-columns-repeated="3"/>
          <table:table-cell table:style-name="ce27" office:value-type="string" calcext:value-type="string">
            <text:p>time, sec, Rmax</text:p>
          </table:table-cell>
          <table:table-cell table:style-name="ce27" office:value-type="string" calcext:value-type="string">
            <text:p>time, mn, Rmax</text:p>
          </table:table-cell>
          <table:table-cell table:style-name="ce27" office:value-type="string" calcext:value-type="string">
            <text:p>IMP, R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AX</text:p>
          </table:table-cell>
          <table:table-cell table:style-name="ce27" table:formula="of:=ROUND(([.E6]-[.C12])*[.B18]/1000000/[.H14];0)" office:value-type="float" office:value="185" calcext:value-type="float">
            <text:p>185</text:p>
          </table:table-cell>
          <table:table-cell table:style-name="ce27" table:formula="of:=ROUND([.B20]/60;0)" office:value-type="float" office:value="3" calcext:value-type="float">
            <text:p>3</text:p>
          </table:table-cell>
          <table:table-cell table:style-name="ce27" table:formula="of:=ROUND([.B20]*[.E14];0)" office:value-type="float" office:value="206" calcext:value-type="float">
            <text:p>206</text:p>
          </table:table-cell>
          <table:table-cell table:number-columns-repeated="3"/>
          <table:table-cell table:style-name="ce27" table:formula="of:=ROUND(([.E6]-[.C12])*[.B18]/1000000/[.H15];0)" office:value-type="float" office:value="177" calcext:value-type="float">
            <text:p>177</text:p>
          </table:table-cell>
          <table:table-cell table:style-name="ce27" table:formula="of:=ROUND([.H20]/60;0)" office:value-type="float" office:value="3" calcext:value-type="float">
            <text:p>3</text:p>
          </table:table-cell>
          <table:table-cell table:style-name="ce27" table:formula="of:=ROUND([.H20]*[.E15];0)"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IN</text:p>
          </table:table-cell>
          <table:table-cell table:style-name="ce27" table:formula="of:=ROUND(([.E5]-[.C12]-10)*[.B18]/1000000/[.H14];0)" office:value-type="float" office:value="101" calcext:value-type="float">
            <text:p>101</text:p>
          </table:table-cell>
          <table:table-cell table:style-name="ce27" table:formula="of:=ROUND([.B21]/60;0)" office:value-type="float" office:value="2" calcext:value-type="float">
            <text:p>2</text:p>
          </table:table-cell>
          <table:table-cell table:style-name="ce27" table:formula="of:=ROUND([.B21]*[.E14];0)" office:value-type="float" office:value="112" calcext:value-type="float">
            <text:p>112</text:p>
          </table:table-cell>
          <table:table-cell table:number-columns-repeated="3"/>
          <table:table-cell table:style-name="ce27" table:formula="of:=ROUND(([.E5]-[.C12]-10)*[.B18]/1000000/[.H15];0)" office:value-type="float" office:value="97" calcext:value-type="float">
            <text:p>97</text:p>
          </table:table-cell>
          <table:table-cell table:style-name="ce27" table:formula="of:=ROUND([.H21]/60;0)" office:value-type="float" office:value="2" calcext:value-type="float">
            <text:p>2</text:p>
          </table:table-cell>
          <table:table-cell table:style-name="ce27" table:formula="of:=ROUND([.H21]*[.E15];0)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min, days</text:p>
          </table:table-cell>
          <table:table-cell office:value-type="string" calcext:value-type="string">
            <text:p>Rmax, days</text:p>
          </table:table-cell>
          <table:table-cell/>
          <table:table-cell office:value-type="string" calcext:value-type="string">
            <text:p>Rmin, UV, %</text:p>
          </table:table-cell>
          <table:table-cell office:value-type="string" calcext:value-type="string">
            <text:p>Rmax, UV,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idle]</text:p>
          </table:table-cell>
          <table:table-cell table:formula="of:=ROUND([.B7]*(100-[.D7])/100/([.L14]*100/[.F7]+[.I5])/24;0)" office:value-type="float" office:value="7" calcext:value-type="float">
            <text:p>7</text:p>
          </table:table-cell>
          <table:table-cell table:formula="of:=ROUND([.B7]*(100-[.D7])/100/([.L15]*100/[.F7]+[.I5])/24;0)" office:value-type="float" office:value="7" calcext:value-type="float">
            <text:p>7</text:p>
          </table:table-cell>
          <table:table-cell/>
          <table:table-cell table:formula="of:=ROUND(100*[.L14]*100/[.F7]/([.L14]*100/[.F7]+[.I5]);2)" office:value-type="float" office:value="92.83" calcext:value-type="float">
            <text:p>92,83</text:p>
          </table:table-cell>
          <table:table-cell table:formula="of:=ROUND(100*[.L15]*100/[.F7]/([.L15]*100/[.F7]+[.I5]);2)" office:value-type="float" office:value="93.1" calcext:value-type="float">
            <text:p>93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extstb]</text:p>
          </table:table-cell>
          <table:table-cell table:style-name="ce27" table:formula="of:=ROUND([.B7]*(100-[.D7])/100/([.L14]*100/[.F7]+[.I6])/24;0)" office:value-type="float" office:value="8" calcext:value-type="float">
            <text:p>8</text:p>
          </table:table-cell>
          <table:table-cell table:formula="of:=ROUND([.B7]*(100-[.D7])/100/([.L15]*100/[.F7]+[.I6])/24;0)" office:value-type="float" office:value="8" calcext:value-type="float">
            <text:p>8</text:p>
          </table:table-cell>
          <table:table-cell/>
          <table:table-cell table:formula="of:=ROUND(100*[.L14]*100/[.F7]/([.L14]*100/[.F7]+[.I6]);2)" office:value-type="float" office:value="98.73" calcext:value-type="float">
            <text:p>98,73</text:p>
          </table:table-cell>
          <table:table-cell table:formula="of:=ROUND(100*[.L15]*100/[.F7]/([.L15]*100/[.F7]+[.I6]);2)" office:value-type="float" office:value="98.78" calcext:value-type="float">
            <text:p>98,78</text:p>
          </table:table-cell>
          <table:table-cell table:number-columns-repeated="6"/>
        </table:table-row>
      </table:table>
      <table:table table:name="calc-2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continius, A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nit, s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_init, A*sec</text:p>
          </table:table-cell>
          <table:table-cell table:formula="of:=[.C1]*[.C3]/60" office:value-type="float" office:value="0.00266666666666667" calcext:value-type="float">
            <text:p>0,00266666666666667</text:p>
          </table:table-cell>
          <table:table-cell/>
          <table:table-cell office:value-type="string" calcext:value-type="string">
            <text:p>I_init, A*hour</text:p>
          </table:table-cell>
          <table:table-cell table:formula="of:=[.F3]/60/60" office:value-type="float" office:value="0.00000074074074074074" calcext:value-type="float">
            <text:p>7,40740740740741E-07</text:p>
          </table:table-cell>
        </table:table-row>
        <table:table-row table:style-name="ro1">
          <table:table-cell/>
          <table:table-cell office:value-type="string" calcext:value-type="string">
            <text:p>Trefill, sec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ill after, imp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ec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in, imp/sec</text:p>
          </table:table-cell>
          <table:table-cell table:formula="of:=['calc-1'.E14]" office:value-type="float" office:value="1.11111111111111" calcext:value-type="float">
            <text:p>1,11111111111111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5]/[.C8]" office:value-type="float" office:value="45" calcext:value-type="float">
            <text:p>45</text:p>
          </table:table-cell>
          <table:table-cell table:formula="of:=ROUND([.F8]/60;0)" office:value-type="float" office:value="1" calcext:value-type="float">
            <text:p>1</text:p>
          </table:table-cell>
          <table:table-cell office:value-type="string" calcext:value-type="string">
            <text:p>T_refill, sec/hour</text:p>
          </table:table-cell>
          <table:table-cell table:formula="of:=60*60/[.F8]*[.C4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max, imp/sec</text:p>
          </table:table-cell>
          <table:table-cell table:formula="of:=['calc-1'.E15]" office:value-type="float" office:value="5.55555555555556" calcext:value-type="float">
            <text:p>5,55555555555556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5]/[.C9]" office:value-type="float" office:value="9" calcext:value-type="float">
            <text:p>9</text:p>
          </table:table-cell>
          <table:table-cell table:formula="of:=ROUND([.F9]/60;0)" office:value-type="float" office:value="0" calcext:value-type="float">
            <text:p>0</text:p>
          </table:table-cell>
          <table:table-cell office:value-type="string" calcext:value-type="string">
            <text:p>T_refill, sec/hour</text:p>
          </table:table-cell>
          <table:table-cell table:formula="of:=60*60/[.F9]*[.C4]" office:value-type="float" office:value="400" calcext:value-type="float">
            <text:p>4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Rmin, A</text:p>
          </table:table-cell>
          <table:table-cell table:style-name="ce27" table:formula="of:=[.I8]/60/60*[.C1]" office:value-type="float" office:value="0.000355555555555555" calcext:value-type="float">
            <text:p>0,000355555555555555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Rmin, A</text:p>
          </table:table-cell>
          <table:table-cell table:style-name="ce27" table:formula="of:=[.I9]/60/60*[.C1]" office:value-type="float" office:value="0.00177777777777778" calcext:value-type="float">
            <text:p>0,00177777777777778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AT, current, mA*hour</text:p>
          </table:table-cell>
          <table:table-cell table:style-name="ce27" table:formula="of:=['calc-1'.B7]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27" table:formula="of:=['calc-1'.D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MEGA328, idle</text:p>
          </table:table-cell>
          <table:table-cell table:formula="of:=['calc-1'.I5]" office:value-type="float" office:value="3.6" calcext:value-type="float">
            <text:p>3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MEGA328, extstb</text:p>
          </table:table-cell>
          <table:table-cell table:formula="of:=['calc-1'.I6]" office:value-type="float" office:value="0.6" calcext:value-type="float">
            <text:p>0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idle</text:p>
          </table:table-cell>
          <table:table-cell table:formula="of:=ROUND(([.C17]/1000*(100-[.E17])/100 - [.I3])/([.C13] + [.C18]/1000);0)" office:value-type="float" office:value="2275" calcext:value-type="float">
            <text:p>2275</text:p>
          </table:table-cell>
          <table:table-cell table:formula="of:=ROUND([.C22]/60; 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idle</text:p>
          </table:table-cell>
          <table:table-cell table:formula="of:=ROUND(([.C17]/1000*(100-[.E17])/100 - [.I3])/([.C14] + [.C18]/1000);0)" office:value-type="float" office:value="1674" calcext:value-type="float">
            <text:p>1674</text:p>
          </table:table-cell>
          <table:table-cell table:formula="of:=ROUND([.C23]/60; 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extstb</text:p>
          </table:table-cell>
          <table:table-cell table:formula="of:=ROUND(([.C17]/1000*(100-[.E17])/100 - [.I3])/([.C13] + [.C19]/1000);0)" office:value-type="float" office:value="9419" calcext:value-type="float">
            <text:p>9419</text:p>
          </table:table-cell>
          <table:table-cell table:style-name="ce27" table:formula="of:=ROUND([.C24]/60; 0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extstb</text:p>
          </table:table-cell>
          <table:table-cell table:formula="of:=ROUND(([.C17]/1000*(100-[.E17])/100 - [.I3])/([.C14] + [.C19]/1000);0)" office:value-type="float" office:value="3785" calcext:value-type="float">
            <text:p>3785</text:p>
          </table:table-cell>
          <table:table-cell table:formula="of:=ROUND([.C25]/60; 0)" office:value-type="float" office:value="63" calcext:value-type="float">
            <text:p>63</text:p>
          </table:table-cell>
          <table:table-cell table:number-columns-repeated="5"/>
        </table:table-row>
      </table:table>
      <table:table table:name="D reverse current" table:style-name="ta1">
        <table:table-column table:style-name="co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197.2" office:value-type="float" office:value="197.2" calcext:value-type="float">
            <text:p>197,2</text:p>
          </table:table-cell>
          <table:table-cell office:value-type="string" calcext:value-type="string">
            <text:p>Kohm</text:p>
          </table:table-cell>
          <table:table-cell table:formula="of:=[.C2]*1000" office:value-type="float" office:value="197200" calcext:value-type="float">
            <text:p>1972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27" office:value-type="string" calcext:value-type="string">
            <text:p>LIMIT</text:p>
          </table:table-cell>
          <table:table-cell office:value-type="string" calcext:value-type="string">
            <text:p>I expected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uA</text:p>
          </table:table-cell>
          <table:table-cell table:formula="of:=[.C3]/1000000" office:value-type="float" office:value="0.0000001" calcext:value-type="float">
            <text:p>0,0000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expected</text:p>
          </table:table-cell>
          <table:table-cell table:formula="of:=[.E2]*[.E3]" office:value-type="float" office:value="0.01972" calcext:value-type="float">
            <text:p>0,0197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formula="of:=[.C4]*1000" office:value-type="float" office:value="19.72" calcext:value-type="float">
            <text:p>19,72</text:p>
          </table:table-cell>
          <table:table-cell office:value-type="string" calcext:value-type="string">
            <text:p>mV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4" office:value-type="string" calcext:value-type="string">
            <text:p>US1M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V actual 24C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mV</text:p>
          </table:table-cell>
          <table:table-cell table:style-name="ce39" office:value-type="string" calcext:value-type="string">
            <text:p>-&gt;</text:p>
          </table:table-cell>
          <table:table-cell table:style-name="ce39" table:formula="of:=ROUND(([.C10]/1000)/[.E2] * 1000000;2)" office:value-type="float" office:value="0.01" calcext:value-type="float">
            <text:p>0,01</text:p>
          </table:table-cell>
          <table:table-cell table:style-name="ce42" office:value-type="string" calcext:value-type="string">
            <text:p>uA</text:p>
          </table:table-cell>
        </table:table-row>
        <table:table-row table:style-name="ro1">
          <table:table-cell/>
          <table:table-cell table:style-name="ce36" office:value-type="string" calcext:value-type="string">
            <text:p>V actual 60C</text:p>
          </table:table-cell>
          <table:table-cell table:style-name="ce40" table:formula="of:=(13+17)/2" office:value-type="float" office:value="15" calcext:value-type="float">
            <text:p>15</text:p>
          </table:table-cell>
          <table:table-cell table:style-name="ce40" office:value-type="string" calcext:value-type="string">
            <text:p>mV</text:p>
          </table:table-cell>
          <table:table-cell table:style-name="ce40" office:value-type="string" calcext:value-type="string">
            <text:p>-&gt;</text:p>
          </table:table-cell>
          <table:table-cell table:style-name="ce40" table:formula="of:=ROUND(([.C11]/1000)/[.E2] * 1000000;2)" office:value-type="float" office:value="0.08" calcext:value-type="float">
            <text:p>0,08</text:p>
          </table:table-cell>
          <table:table-cell table:style-name="ce43" office:value-type="string" calcext:value-type="string">
            <text:p>uA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37" office:value-type="string" calcext:value-type="string">
            <text:p>BYV26E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V actual 30C</text:p>
          </table:table-cell>
          <table:table-cell table:style-name="ce41" table:formula="of:=(17+26)/2" office:value-type="float" office:value="21.5" calcext:value-type="float">
            <text:p>21,5</text:p>
          </table:table-cell>
          <table:table-cell table:style-name="ce41" office:value-type="string" calcext:value-type="string">
            <text:p>mV</text:p>
          </table:table-cell>
          <table:table-cell table:style-name="ce41" office:value-type="string" calcext:value-type="string">
            <text:p>-&gt;</text:p>
          </table:table-cell>
          <table:table-cell table:style-name="ce41" table:formula="of:=ROUND(([.C16]/1000)/[.E2] * 1000000;2)" office:value-type="float" office:value="0.11" calcext:value-type="float">
            <text:p>0,11</text:p>
          </table:table-cell>
          <table:table-cell table:style-name="ce44" office:value-type="string" calcext:value-type="string">
            <text:p>uA</text:p>
          </table:table-cell>
        </table:table-row>
      </table:table>
      <table:table table:name="UV vs FREQ" table:style-name="ta1">
        <table:shapes>
          <draw:frame draw:z-index="0" draw:style-name="gr1" draw:text-style-name="P1" svg:width="15.999cm" svg:height="8.999cm" svg:x="12.145cm" svg:y="1.071cm">
            <draw:object draw:notify-on-update-of-ranges="'UV vs FREQ'.A2:'UV vs FREQ'.A4 'UV vs FREQ'.B1:'UV vs FREQ'.B1 'UV vs FREQ'.B2:'UV vs FREQ'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Appox FREQ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table:formula="of:=[.B9] + [.A2] * [.B10]" office:value-type="float" office:value="101.9962" calcext:value-type="float">
            <text:p>101,9962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114" calcext:value-type="float">
            <text:p>114</text:p>
          </table:table-cell>
          <table:table-cell office:value-type="float" office:value="484" calcext:value-type="float">
            <text:p>484</text:p>
          </table:table-cell>
          <table:table-cell table:formula="of:=[.B9] + [.A3] * [.B10]" office:value-type="float" office:value="110.8222" calcext:value-type="float">
            <text:p>110,8222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117" calcext:value-type="float">
            <text:p>117</text:p>
          </table:table-cell>
          <table:table-cell office:value-type="float" office:value="499" calcext:value-type="float">
            <text:p>499</text:p>
          </table:table-cell>
          <table:table-cell table:formula="of:=[.B9] + [.A4] * [.B10]" office:value-type="float" office:value="117.0004" calcext:value-type="float">
            <text:p>117,0004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inear appro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in UI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ROUND([.B4] - [.B10]*[.A4];2)" office:value-type="float" office:value="54.63" calcext:value-type="float">
            <text:p>54,63</text:p>
          </table:table-cell>
          <table:table-cell table:formula="of:=[.B9] * 100" office:value-type="float" office:value="5463" calcext:value-type="float">
            <text:p>546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ROUND(([.B4]-[.B2])/([.A4]-[.A2]);2)" office:value-type="float" office:value="14.71" calcext:value-type="float">
            <text:p>14,71</text:p>
          </table:table-cell>
          <table:table-cell table:formula="of:=[.B10] * 100" office:value-type="float" office:value="1471" calcext:value-type="float">
            <text:p>14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firmware</text:p>
          </table:table-cell>
          <table:table-cell table:number-columns-repeated="3"/>
        </table:table-row>
        <table:table-row table:style-name="ro1">
          <table:table-cell table:formula="of:=[.C9] * 10 + [.C10] * ([.A3] * 100) / 10" office:value-type="float" office:value="110822.2" calcext:value-type="float">
            <text:p>110822,2</text:p>
          </table:table-cell>
          <table:table-cell table:number-columns-repeated="3"/>
        </table:table-row>
      </table:table>
      <table:table table:name="AVR PRR" table:style-name="ta1"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 mode</text:p>
          </table:table-cell>
          <table:table-cell office:value-type="string" calcext:value-type="string">
            <text:p>Light sleep</text:p>
          </table:table-cell>
          <table:table-cell office:value-type="string" calcext:value-type="string">
            <text:p>Standby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PRTWI</text:p>
          </table:table-cell>
          <table:table-cell table:style-name="ce30" office:value-type="string" calcext:value-type="string">
            <text:p>enable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I2C — charger</text:p>
          </table:table-cell>
          <table:table-cell/>
          <table:table-cell office:value-type="string" calcext:value-type="string">
            <text:p>reinit!</text:p>
          </table:table-cell>
        </table:table-row>
        <table:table-row table:style-name="ro1">
          <table:table-cell office:value-type="string" calcext:value-type="string">
            <text:p>PRTIM2</text:p>
          </table:table-cell>
          <table:table-cell table:number-columns-repeated="2" table:style-name="ce30" office:value-type="string" calcext:value-type="string">
            <text:p>enable</text:p>
          </table:table-cell>
          <table:table-cell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TC2 — 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TIM1</text:p>
          </table:table-cell>
          <table:table-cell table:style-name="ce30" office:value-type="string" calcext:value-type="string">
            <text:p>enable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TC1 — SVF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PRTIM0</text:p>
          </table:table-cell>
          <table:table-cell table:number-columns-repeated="2" table:style-name="ce30" office:value-type="string" calcext:value-type="string">
            <text:p>enable</text:p>
          </table:table-cell>
          <table:table-cell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TC0 — clock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PRSPI</text:p>
          </table:table-cell>
          <table:table-cell table:style-name="ce30" office:value-type="string" calcext:value-type="string">
            <text:p>enable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SPI — display</text:p>
          </table:table-cell>
          <table:table-cell/>
          <table:table-cell office:value-type="string" calcext:value-type="string">
            <text:p>reinit!</text:p>
          </table:table-cell>
        </table:table-row>
        <table:table-row table:style-name="ro1">
          <table:table-cell table:style-name="ce29" office:value-type="string" calcext:value-type="string">
            <text:p>PRADC</text:p>
          </table:table-cell>
          <table:table-cell table:style-name="ce30" office:value-type="string" calcext:value-type="string">
            <text:p>enable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ADC — bat measure</text:p>
          </table:table-cell>
          <table:table-cell/>
          <table:table-cell office:value-type="string" calcext:value-type="string">
            <text:p>disable ADC first!</text:p>
          </table:table-cell>
        </table:table-row>
        <table:table-row table:style-name="ro1">
          <table:table-cell office:value-type="string" calcext:value-type="string">
            <text:p>PRUSART0</text:p>
          </table:table-cell>
          <table:table-cell table:style-name="ce31" office:value-type="string" calcext:value-type="string">
            <text:p>check config.h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UART — Serial</text:p>
          </table:table-cell>
          <table:table-cell/>
          <table:table-cell office:value-type="string" calcext:value-type="string">
            <text:p>reinit!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Bat W</text:p>
          </table:table-cell>
          <table:table-cell table:formula="of:=['calc-1'.B7]*(100 - ['calc-1'.D7])/100" office:value-type="float" office:value="9000" calcext:value-type="float">
            <text:p>9000</text:p>
          </table:table-cell>
          <table:table-cell office:value-type="string" calcext:value-type="string">
            <text:p>mA*hour</text:p>
          </table:table-cell>
          <table:table-cell/>
          <table:table-cell office:value-type="string" calcext:value-type="string">
            <text:p>UV</text:p>
          </table:table-cell>
          <table:table-cell table:formula="of:=ROUND(['calc-2'.C14]*1000;2)" office:value-type="float" office:value="1.78" calcext:value-type="float">
            <text:p>1,78</text:p>
          </table:table-cell>
          <table:table-cell office:value-type="string" calcext:value-type="string">
            <text:p>mA*hou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nsumption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 m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</text:p>
          </table:table-cell>
          <table:table-cell table:formula="of:=ROUND(([.C12] + [.G12])/[.C15])" office:value-type="float" office:value="205" calcext:value-type="float">
            <text:p>205</text:p>
          </table:table-cell>
          <table:table-cell office:value-type="string" calcext:value-type="string">
            <text:p>hours</text:p>
          </table:table-cell>
          <table:table-cell table:formula="of:=ROUND([.E15]/24;1)" office:value-type="float" office:value="8.5" calcext:value-type="float">
            <text:p>8,5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/>
          <table:table-cell office:value-type="string" calcext:value-type="string">
            <text:p>Light slee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</text:p>
          </table:table-cell>
          <table:table-cell table:formula="of:=ROUND(([.C12]+[.G12])/[.C16])" office:value-type="float" office:value="290" calcext:value-type="float">
            <text:p>290</text:p>
          </table:table-cell>
          <table:table-cell office:value-type="string" calcext:value-type="string">
            <text:p>hours</text:p>
          </table:table-cell>
          <table:table-cell table:formula="of:=ROUND([.E16]/24;1)" office:value-type="float" office:value="12.1" calcext:value-type="float">
            <text:p>12,1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/>
          <table:table-cell office:value-type="string" calcext:value-type="string">
            <text:p>Standby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mA</text:p>
          </table:table-cell>
          <table:table-cell table:formula="of:=ROUND(([.C12]+[.G12])/[.C17])" office:value-type="float" office:value="34622" calcext:value-type="float">
            <text:p>34622</text:p>
          </table:table-cell>
          <table:table-cell office:value-type="string" calcext:value-type="string">
            <text:p>hours</text:p>
          </table:table-cell>
          <table:table-cell table:formula="of:=ROUND([.E17]/24;1)" office:value-type="float" office:value="1442.6" calcext:value-type="float">
            <text:p>1442,6</text:p>
          </table:table-cell>
          <table:table-cell office:value-type="string" calcext:value-type="string">
            <text:p>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27:19.868262040</meta:creation-date>
    <dc:date>2023-05-16T14:21:14.790642860</dc:date>
    <meta:editing-duration>P1DT12H26M51S</meta:editing-duration>
    <meta:editing-cycles>29</meta:editing-cycles>
    <meta:generator>LibreOffice/7.3.7.2$Linux_X86_64 LibreOffice_project/30$Build-2</meta:generator>
    <meta:document-statistic meta:table-count="5" meta:cell-count="2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'UV vs FREQ'.A2:'UV vs FREQ'.B4 'UV vs FREQ'.B1:'UV vs FREQ'.B1" chart:data-source-has-labels="row" svg:x="0.32cm" svg:y="0.18cm" svg:width="13.063cm" svg:height="8.64cm">
          <chart:coordinate-region svg:x="1.127cm" svg:y="0.379cm" svg:width="12.0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V vs FREQ'.B2:'UV vs FREQ'.B4" chart:label-cell-address="'UV vs FREQ'.B1:'UV vs FREQ'.B1" chart:class="chart:scatter">
            <chart:domain table:cell-range-address="'UV vs FREQ'.A2:'UV vs FREQ'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</text:p>
                <draw:g>
                  <svg:desc>'UV vs FREQ'.B1:'UV vs FREQ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2">
                <text:p>3.22</text:p>
                <draw:g>
                  <svg:desc>'UV vs FREQ'.A2:'UV vs FREQ'.A4</svg:desc>
                </draw:g>
              </table:table-cell>
              <table:table-cell office:value-type="float" office:value="102">
                <text:p>102</text:p>
                <draw:g>
                  <svg:desc>'UV vs FREQ'.B2:'UV vs FREQ'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2">
                <text:p>3.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